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B000006135260D67BE511D4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35cm" fo:min-width="0.635cm"/>
    </style:style>
    <style:style style:name="gr3" style:family="graphic" style:parent-style-name="standard">
      <style:graphic-properties draw:stroke="none" svg:stroke-color="#000000" draw:fill="none" draw:fill-color="#ffffff" fo:min-height="1.08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234cm" svg:height="26.33cm" svg:x="0.403cm" svg:y="0.047cm">
          <draw:image xlink:href="Pictures/10000201000004AB000006135260D67BE511D44B.png" xlink:type="simple" xlink:show="embed" xlink:actuate="onLoad" draw:mime-type="image/png">
            <text:p/>
          </draw:image>
        </draw:frame>
        <draw:custom-shape draw:style-name="gr2" draw:text-style-name="P2" draw:layer="layout" svg:width="0.635cm" svg:height="0.635cm" svg:x="5.397cm" svg:y="9.57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53cm" svg:height="1.085cm" svg:x="5.397cm" svg:y="9.572cm">
          <draw:text-box>
            <text:p><text:span text:style-name="T1">E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0.235cm" fo:page-height="26.3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2T20:20:58.109000000</dc:date>
    <meta:editing-duration>PT2M15S</meta:editing-duration>
    <meta:editing-cycles>1</meta:editing-cycles>
    <meta:document-statistic meta:object-count="3"/>
    <meta:generator>LibreOffice/7.0.1.2$Windows_X86_64 LibreOffice_project/7cbcfc562f6eb6708b5ff7d7397325de9e764452</meta:generator>
  </office:meta>
</office:document-meta>
</file>